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5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50.00%" fo:text-align="left"/>
    </style:style>
    <style:style style:name="P5" style:family="paragraph">
      <style:paragraph-properties fo:line-height="150.00%" fo:text-align="left" fo:margin-bottom="8.00pt"/>
    </style:style>
  </office:automatic-styles>
  <office:body>
    <office:text>
      <text:p text:style-name="P1"><text:span text:style-name="T1">Aluno</text:span><text:span text:style-name="T2">: Raul Barca<text:tab/><text:tab/><text:tab/><text:tab/><text:tab/><text:tab/><text:tab/></text:span><text:span text:style-name="T3">Data:</text:span><text:span text:style-name="T4"><text:s/>16/07/2013</text:span></text:p>
      <text:p text:style-name="P1"><text:span text:style-name="T5">Fase/Iteração:</text:span><text:span text:style-name="T6"><text:s/>Segunda entrega<text:tab/><text:tab/></text:span><text:span text:style-name="T7">Esforço Total:</text:span><text:span text:style-name="T8"><text:s/>52 Horas</text:span></text:p>
      <text:p text:style-name="P2"><text:span text:style-name="T9"/></text:p>
      <text:p text:style-name="P3"><text:span text:style-name="T10">Atividade: Projeto Detalhado</text:span><text:span text:style-name="T11"><text:tab/><text:tab/><text:tab/></text:span><text:span text:style-name="T12">Esforço: 16 Horas</text:span></text:p>
      <text:p text:style-name="P3"><text:span text:style-name="T13">Descrição: Para a arquitetura MVC, foi feito parte do projeto detalhado do "Modelo" e do "Controle".</text:span></text:p>
      <text:p text:style-name="P3"><text:span text:style-name="T13">Produtos: Modelagem UML do Extrato de atividades(Radoc) e sua pontuação de acordo com o anexo II da lei. </text:span></text:p>
      <text:p text:style-name="P3"><text:span text:style-name="T13">Equipe: Raul Barca.</text:span></text:p>
      <text:p text:style-name="P3"><text:span text:style-name="T13">Artefato: DAS-Projeto-Detalhado-Atividades.pdf</text:span></text:p>
      <text:p text:style-name="P4"><text:span text:style-name="T14"/></text:p>
      <text:p text:style-name="P5"><text:span text:style-name="T15">Atividade: Desenvolvimento</text:span><text:span text:style-name="T16"><text:tab/><text:tab/><text:tab/></text:span><text:span text:style-name="T17">Esforço: 36 Horas</text:span></text:p>
      <text:p text:style-name="P5"><text:span text:style-name="T18">Descrição: Implementação do projeto detalhado da atividade acima.</text:span></text:p>
      <text:p text:style-name="P5"><text:span text:style-name="T18">Produtos: Código fonte das regras de negócio do extrato de atividades, sua importação via Xml e persistência. Estabelecida estrutura do Xml que o SiCad deveria fornecer (um exemplo também foi disponibilizado). Exportação das atividades e seus pontos, assim como a pontuação total (implementado até item V do Anexo I da lei). Testes unitários para todas classes implementadas.</text:span></text:p>
      <text:p text:style-name="P5"><text:span text:style-name="T18">Equipe: Raul Barca.</text:span></text:p>
      <text:p text:style-name="P5"><text:span text:style-name="T18">Artefato: Código-fonte.</text:span></text:p>
      <text:p text:style-name="P5"><text:span text:style-name="T18">Dificuldades: Persistência com hibernate. E depois de resolvidos os problemas da persistência, o Hudson apresentava erros com testes de persistência e não construía o projeto, e com isso o Sonar não era capaz de realizar a análise estática ou os testes unitários. Provavelmente o Hudson não conseguia se conectar a algum dos bancos de dados que os testes previam (MySql e PostgreSql)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